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</style:style>
    <style:style style:name="P2" style:family="paragraph" style:parent-style-name="Standard">
      <style:paragraph-properties fo:margin-left="0.9846in" fo:margin-right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ELOCITY: </text:p>
      <text:p text:style-name="Standard">Scale: 1(minimal time &amp; effort) – 5(high difficulty &amp; time commitment)</text:p>
      <text:p text:style-name="Standard">Week 1: 6pts</text:p>
      <text:p text:style-name="Standard">Week 2: 9pts</text:p>
      <text:p text:style-name="Standard">Week 3: 4pts</text:p>
      <text:p text:style-name="Standard">Week 4: 15pts</text:p>
      <text:p text:style-name="Standard"/>
      <text:p text:style-name="Standard">CODE Qs:</text:p>
      <text:p text:style-name="Standard"><text:tab/>-Model.php: should it be $connect?</text:p>
      <text:p text:style-name="Standard"><text:tab/>-$_SESSION will be userId (camelCase) for consistency</text:p>
      <text:p text:style-name="Standard"><text:tab/>-config.ini shared on slack, keep on local machine</text:p>
      <text:p text:style-name="Standard"><text:tab/>-how soon should we switch to cPanel? Remote access would be nice/easier?</text:p>
      <text:p text:style-name="Standard"><text:tab/>-always back up (export) DB when working</text:p>
      <text:p text:style-name="Standard"/>
      <text:p text:style-name="Standard"/>
      <text:p text:style-name="Standard">SURVEY INSIGHTS:</text:p>
      <text:p text:style-name="Standard"><text:tab/>AGE</text:p>
      <text:p text:style-name="Standard"><text:tab/><text:tab/>-43% 18-24; 30% 25-35; 15% 50+; 10% 36-49</text:p>
      <text:p text:style-name="Standard"><text:tab/>GENDER</text:p>
      <text:p text:style-name="Standard"><text:tab/><text:tab/>-pretty much even split</text:p>
      <text:p text:style-name="Standard"><text:tab/>LOCATION</text:p>
      <text:p text:style-name="Standard"><text:tab/><text:tab/>-worldwide</text:p>
      <text:p text:style-name="Standard"><text:tab/>RELATIONSHIPS</text:p>
      <text:p text:style-name="Standard"><text:tab/><text:tab/>-35% single; 35% married; 20% committed; 7% casual</text:p>
      <text:p text:style-name="Standard"><text:tab/>COMMUNICATION FRUSTRATIONS</text:p>
      <text:p text:style-name="Standard"><text:tab/><text:tab/>-picture &amp; video quality</text:p>
      <text:p text:style-name="Standard"><text:tab/><text:tab/>-wifi issues (no data plan, poor service..)</text:p>
      <text:p text:style-name="Standard"><text:tab/><text:tab/>-connection/communication (struggle to convey intended tone/emotion, question if <text:tab/><text:tab/><text:tab/>message was received, incompatible devices, separate lines/chains of communication <text:tab/><text:tab/><text:tab/>across different modes tough to follow</text:p>
      <text:p text:style-name="Standard"><text:tab/>SOCIALS</text:p>
      <text:p text:style-name="Standard"><text:tab/><text:tab/>-92% FB; 82% IG; 33% TW; 12% SC</text:p>
      <text:p text:style-name="Standard"><text:tab/>BEHAVIOUR</text:p>
      <text:p text:style-name="Standard"><text:tab/><text:tab/>-sentimental: 69% yes; 23% maybe</text:p>
      <text:p text:style-name="Standard"><text:tab/><text:tab/>-keepsakes: 90% yes</text:p>
      <text:p text:style-name="Standard"><text:tab/><text:tab/>-keep after relationship: 28% yes; 43% sometimes; 28% no</text:p>
      <text:p text:style-name="Standard"><text:tab/>COLLECT</text:p>
      <text:p text:style-name="Standard"><text:tab/><text:tab/>-87% photos; 59% gift items; 51% cards; 38% concert/event tickets; 35% clothes; 33% <text:tab/><text:tab/><text:tab/>movie tickets &amp; playlists</text:p>
      <text:p text:style-name="Standard"><text:tab/><text:tab/>-59% orgaizational &amp; physical storage space issues; 41% damaged items; 38% digital <text:tab/><text:tab/><text:tab/>storage; 28% lost</text:p>
      <text:p text:style-name="Standard"><text:tab/>APP INSIGHT</text:p>
      <text:p text:style-name="Standard"><text:tab/><text:tab/>-35% would &amp; maybe use; 28% no</text:p>
      <text:p text:style-name="Standard"><text:tab/><text:tab/>-privacy/security and relevancy primary reasons not to use (relevancy ie like the <text:tab/><text:tab/><text:tab/><text:tab/>physical item, don't need another app, don't want to share private memories)</text:p>
      <text:p text:style-name="Standard"><text:tab/><text:tab/>-would for easy, convenient sharing, to get perspective on memories from other person, <text:tab/><text:tab/><text:tab/>for organization. Many mentioned they would like it for their own storage rather than a <text:tab/><text:tab/><text:tab/>shared account</text:p>
      <text:p text:style-name="Standard"><text:tab/><text:tab/>-social share: 51% no; 33% maybe; 15% yes</text:p>
      <text:p text:style-name="Standard"><text:soft-page-break/><text:tab/><text:tab/>-physical rendering: 48% yes; 28% maybe; 23% no</text:p>
      <text:p text:style-name="Standard"><text:tab/><text:tab/>-would use with: 1.family 2.Sig. Other 3.friend</text:p>
      <text:p text:style-name="Standard"/>
      <text:p text:style-name="Standard"/>
      <text:p text:style-name="Standard">FEATURES:</text:p>
      <text:p text:style-name="P1">MUST:</text:p>
      <text:p text:style-name="P2">-Login</text:p>
      <text:p text:style-name="P2">-Register</text:p>
      <text:p text:style-name="P2">-Forgot Password</text:p>
      <text:p text:style-name="P2">-Edit: Password, photo, name, relationships/connections</text:p>
      <text:p text:style-name="P2">-Upload images</text:p>
      <text:p text:style-name="P2">-Upload youTube</text:p>
      <text:p text:style-name="P2">-Card View</text:p>
      <text:p text:style-name="P2">-Link Accounts</text:p>
      <text:p text:style-name="P2">-Share items</text:p>
      <text:p text:style-name="P2">-Comment on items</text:p>
      <text:p text:style-name="P2">-Like/Love Items</text:p>
      <text:p text:style-name="P2">-Connected API</text:p>
      <text:p text:style-name="P2">-Delightful Design</text:p>
      <text:p text:style-name="P2">-Sorting</text:p>
      <text:p text:style-name="P1">NICE:</text:p>
      <text:p text:style-name="P2">-Multiple Accounts</text:p>
      <text:p text:style-name="P2">-Milestones</text:p>
      <text:p text:style-name="P2">-Playlists</text:p>
      <text:p text:style-name="P2">-Messaging</text:p>
      <text:p text:style-name="P2">-Themes</text:p>
      <text:p text:style-name="P2">-External App Integration (Apple, Spotify, SM, cineplex, maps)</text:p>
      <text:p text:style-name="P2">-Geo-notes, future/milestone auto-messages</text:p>
      <text:p text:style-name="P2">-Personal area (move old relationship content, content not tied to particular relationship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27T15:35:51.18</meta:creation-date>
    <dc:date>2019-07-11T16:02:25.51</dc:date>
    <meta:editing-duration>PT4H52M20S</meta:editing-duration>
    <meta:editing-cycles>6</meta:editing-cycles>
    <meta:generator>OpenOffice/4.1.6$Win32 OpenOffice.org_project/416m1$Build-9790</meta:generator>
    <meta:document-statistic meta:table-count="0" meta:image-count="0" meta:object-count="0" meta:page-count="2" meta:paragraph-count="66" meta:word-count="335" meta:character-count="2313"/>
  </office:meta>
</office:document-meta>
</file>